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officeooo:rsid="001b80b8" officeooo:paragraph-rsid="001b80b8"/>
    </style:style>
    <style:style style:name="P3" style:family="paragraph" style:parent-style-name="Standard">
      <style:paragraph-properties fo:line-height="200%" fo:text-align="center" style:justify-single-word="false"/>
      <style:text-properties style:font-name="Liberation Serif1" officeooo:rsid="001eb2b0" officeooo:paragraph-rsid="001eb2b0"/>
    </style:style>
    <style:style style:name="P4" style:family="paragraph" style:parent-style-name="Standard">
      <style:paragraph-properties fo:line-height="200%" fo:text-align="center" style:justify-single-word="false"/>
      <style:text-properties style:font-name="Liberation Serif1"/>
    </style:style>
    <style:style style:name="P5" style:family="paragraph" style:parent-style-name="Standard">
      <style:paragraph-properties fo:line-height="200%" fo:text-align="center" style:justify-single-word="false" fo:break-before="page"/>
      <style:text-properties style:font-name="Liberation Serif1" officeooo:rsid="0020213e" officeooo:paragraph-rsid="0020213e"/>
    </style:style>
    <style:style style:name="P6" style:family="paragraph" style:parent-style-name="Standard" style:master-page-name="First_20_Page">
      <style:paragraph-properties fo:line-height="200%" fo:text-align="center" style:justify-single-word="false" style:page-number="auto"/>
      <style:text-properties style:font-name="Liberation Serif1"/>
    </style:style>
    <style:style style:name="P7" style:family="paragraph" style:parent-style-name="Standard">
      <style:paragraph-properties fo:line-height="200%" fo:text-align="center" style:justify-single-word="false"/>
      <style:text-properties style:font-name="Liberation Serif1" officeooo:rsid="0023f616" officeooo:paragraph-rsid="0023f616"/>
    </style:style>
    <style:style style:name="P8" style:family="paragraph" style:parent-style-name="Standard">
      <style:paragraph-properties fo:line-height="200%" fo:text-align="start" style:justify-single-word="false"/>
      <style:text-properties style:font-name="Liberation Serif1" officeooo:rsid="0020213e" officeooo:paragraph-rsid="00284eb3"/>
    </style:style>
    <style:style style:name="P9" style:family="paragraph" style:parent-style-name="Standard">
      <style:paragraph-properties fo:line-height="200%" fo:text-align="start" style:justify-single-word="false"/>
      <style:text-properties style:font-name="Liberation Serif1" officeooo:rsid="0020213e" officeooo:paragraph-rsid="00498bd6"/>
    </style:style>
    <style:style style:name="P10" style:family="paragraph" style:parent-style-name="Standard">
      <loext:graphic-properties draw:fill="none"/>
      <style:paragraph-properties fo:margin-left="0.5in" fo:margin-right="0in" fo:line-height="200%" fo:text-align="start" style:justify-single-word="false" fo:text-indent="-0.5in" style:auto-text-indent="false" fo:background-color="transparent"/>
      <style:text-properties style:font-name="Liberation Serif1" officeooo:rsid="004ad36f" officeooo:paragraph-rsid="004ad36f"/>
    </style:style>
    <style:style style:name="P11" style:family="paragraph" style:parent-style-name="Standard" style:master-page-name="">
      <loext:graphic-properties draw:fill="none"/>
      <style:paragraph-properties fo:margin-left="0.5in" fo:margin-right="0in" fo:line-height="200%" fo:text-align="start" style:justify-single-word="false" fo:text-indent="-0.5in" style:auto-text-indent="false" style:page-number="auto" fo:background-color="transparent"/>
      <style:text-properties style:font-name="Liberation Serif1" officeooo:rsid="004ad36f" officeooo:paragraph-rsid="004ad36f"/>
    </style:style>
    <style:style style:name="P12" style:family="paragraph" style:parent-style-name="Standard" style:master-page-name="">
      <loext:graphic-properties draw:fill="none"/>
      <style:paragraph-properties fo:margin-left="0.5in" fo:margin-right="0in" fo:line-height="200%" fo:text-align="start" style:justify-single-word="false" fo:text-indent="-0.5in" style:auto-text-indent="false" style:page-number="auto" fo:background-color="transparent"/>
      <style:text-properties style:font-name="Liberation Serif1" officeooo:rsid="0020f613" officeooo:paragraph-rsid="004ad36f"/>
    </style:style>
    <style:style style:name="P13" style:family="paragraph" style:parent-style-name="Standard">
      <style:paragraph-properties fo:line-height="200%" fo:text-align="center" style:justify-single-word="false" fo:break-before="page"/>
      <style:text-properties style:font-name="Liberation Serif1" officeooo:rsid="0020f613" officeooo:paragraph-rsid="0020f613"/>
    </style:style>
    <style:style style:name="T1" style:family="text">
      <style:text-properties fo:font-style="italic" style:font-style-asian="italic" style:font-style-complex="italic"/>
    </style:style>
    <style:style style:name="T2" style:family="text">
      <style:text-properties fo:font-style="italic" officeooo:rsid="00498bd6" style:font-style-asian="italic" style:font-style-complex="italic"/>
    </style:style>
    <style:style style:name="T3" style:family="text">
      <style:text-properties officeooo:rsid="0023f616"/>
    </style:style>
    <style:style style:name="T4" style:family="text">
      <style:text-properties officeooo:rsid="0024c984"/>
    </style:style>
    <style:style style:name="T5" style:family="text">
      <style:text-properties officeooo:rsid="003975cb"/>
    </style:style>
    <style:style style:name="T6" style:family="text">
      <style:text-properties fo:font-style="normal" style:font-style-asian="normal" style:font-style-complex="normal"/>
    </style:style>
    <style:style style:name="T7" style:family="text">
      <style:text-properties fo:font-style="normal" officeooo:rsid="003d9641" style:font-style-asian="normal" style:font-style-complex="normal"/>
    </style:style>
    <style:style style:name="T8" style:family="text">
      <style:text-properties fo:font-style="normal" officeooo:rsid="003f410d" style:font-style-asian="normal" style:font-style-complex="normal"/>
    </style:style>
    <style:style style:name="T9" style:family="text">
      <style:text-properties fo:font-style="normal" officeooo:rsid="00409341" style:font-style-asian="normal" style:font-style-complex="normal"/>
    </style:style>
    <style:style style:name="T10" style:family="text">
      <style:text-properties fo:font-style="normal" officeooo:rsid="0040c5d5" style:font-style-asian="normal" style:font-style-complex="normal"/>
    </style:style>
    <style:style style:name="T11" style:family="text">
      <style:text-properties fo:font-style="normal" officeooo:rsid="0041ddb9" style:font-style-asian="normal" style:font-style-complex="normal"/>
    </style:style>
    <style:style style:name="T12" style:family="text">
      <style:text-properties fo:font-style="normal" officeooo:rsid="0045931c" style:font-style-asian="normal" style:font-style-complex="normal"/>
    </style:style>
    <style:style style:name="T13" style:family="text">
      <style:text-properties fo:font-style="normal" officeooo:rsid="00463219" style:font-style-asian="normal" style:font-style-complex="normal"/>
    </style:style>
    <style:style style:name="T14" style:family="text">
      <style:text-properties fo:font-style="normal" officeooo:rsid="004690f3" style:font-style-asian="normal" style:font-style-complex="normal"/>
    </style:style>
    <style:style style:name="T15" style:family="text">
      <style:text-properties fo:font-style="normal" officeooo:rsid="0047733d" style:font-style-asian="normal" style:font-style-complex="normal"/>
    </style:style>
    <style:style style:name="T16" style:family="text">
      <style:text-properties fo:font-style="normal" officeooo:rsid="00481647" style:font-style-asian="normal" style:font-style-complex="normal"/>
    </style:style>
    <style:style style:name="T17" style:family="text">
      <style:text-properties fo:font-style="normal" officeooo:rsid="00498bd6" style:font-style-asian="normal" style:font-style-complex="normal"/>
    </style:style>
    <style:style style:name="T18" style:family="text">
      <style:text-properties fo:font-style="normal" officeooo:rsid="003d9641" fo:background-color="transparent" loext:char-shading-value="0" style:font-style-asian="normal" style:font-style-complex="normal"/>
    </style:style>
    <style:style style:name="T19" style:family="text">
      <style:text-properties fo:font-style="normal" officeooo:rsid="004a3d67" fo:background-color="transparent" loext:char-shading-value="0"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4"/>
      <text:p text:style-name="P4"/>
      <text:p text:style-name="P4"/>
      <text:p text:style-name="P4"/>
      <text:p text:style-name="P4"/>
      <text:p text:style-name="P7">Second Language Learning</text:p>
      <text:p text:style-name="P3">Christopher S Bero</text:p>
      <text:p text:style-name="P3">University of Alabama in Huntsville</text:p>
      <text:p text:style-name="P3"/>
      <text:p text:style-name="P5">Abstract</text:p>
      <text:p text:style-name="P8"><text:span text:style-name="T4">In the journal article “Effects of Retrieval Formats on Second Language Vocabulary Learning” by Nakata Tatsuya, several previous experiments on the influence of studying methods are given context <text:s/>and then used as the backing basis for a new experiment which seeks out a better view of these study methods. The article begins with a research question: “how we can optimize paired-associate learning of second language (L2) vocabulary” (Tatsuya, 2016). Second language is given the assignee L2, and is described as a process which includes an initial stage of lexical association, and then later stages that acquire more precise word knowledge. The focus of this research is on lexical association, where L2 words are associated with their first language (L1) equivalents. Previous research has shown that retrieval strengthens the association of L1 and L2 words, making it a useful mechanism for second language learning, the present study then investigates subsets of retrieval: receptive retrieval, where words are translated from L2 to L1, productive retrieval, where words are translated from L1 to L2, receptive recall, where the meaning of target words is asked for, and productive recall, where the meaning of target words are given and the translated word is asked for. The study is conducted with 64 participants who had no prior knowledge of the Swahili language, they are divided up into groups of 16 and instructed to study 60 Swahili words and their translations. The target words are organized into sets of 15, and then the sets are shown to the participant groups under different conditions; four posttests were then given, each corresponding to one of productive recall, productive recognition, receptive recall, and receptive recognition. The study's results conclude only a minor benefit of recall methods over recognition, and found that the type of studying had an influence over the performance of different types of posttests.</text:span></text:p>
      <text:p text:style-name="P9"><text:soft-page-break/><text:tab/><text:span text:style-name="T5">I set out on this assignment to learn what a psychological study could tell me about learning a second language, as that holds some importance as I attempt to learn languages other than English. This study was particularly insightful not only because of the nature of its findings, but because the article includes a thorough analysis of previous research in the space of paired-associate learning. The transfer-appropriate processing theory, where testing performance is enhanced when the testing style reflects the studying, is brought in and weighed against several studies on receptive and productive retrieval (Morris et al. 1977). Material such as the </text:span><text:span text:style-name="T7">forward asymmetry </text:span><text:span text:style-name="T18">effect </text:span><text:span text:style-name="T19">(Kahana and Caplan 2002)</text:span><text:span text:style-name="T7">, where forward association (L1 to L2) has been observed to be easier than backward association (L2 to L1), and previous studies is used to state that productive retrieval corresponds with relatively large gains in receptive knowledge, but receptive retrieval results in relatively small gains in productive knowledge. </text:span><text:span text:style-name="T8">The paper goes on to discuss problematic situations and pitfalls of these previous studies, which lays the foundation for the current study</text:span><text:span text:style-name="T9">'s design to address them and seek out a more normative answer. </text:span><text:span text:style-name="T17">Several terms in addition to the four listed above are used interchangeably throughout the text, and I believe it is possible that a typo is introduced. The terms above are listed as aspects of </text:span><text:span text:style-name="T2">retrieval</text:span><text:span text:style-name="T17"> but the terms receptive and productive retrieval do not seem to appear later in the text, instead the terms are replaced with receptive and productive </text:span><text:span text:style-name="T2">recall</text:span><text:span text:style-name="T17">. Thus I arrive at a generalization that retrieval is the method of arriving at a link between L1 and L2 words, while receptive and productive indicate the direction of translation and recall and recognition correspond</text:span><text:span text:style-name="T9"> </text:span><text:span text:style-name="T17">to the more specific mode of presentation for studying and testing. </text:span></text:p>
      <text:p text:style-name="P9"><text:span text:style-name="T17"><text:tab/></text:span><text:span text:style-name="T9">This study was conducted with several considerations derived from the previous research; most of which manifested as specific arrangement of posttests and design of grading scales to </text:span><text:soft-page-break/><text:span text:style-name="T9">reduce the influence of one test to another and the error of collected data. </text:span><text:span text:style-name="T10">Additionally, the large sample size of participants was to deter problems or error that other studies encountered with marginal sample sizes, as well as to provide more rigorous statistics. </text:span><text:span text:style-name="T11">The general consideration given to the approach and conduct of this study gave me an immense sense of the care and dedication that goes into psychological research, even in areas that appear mundane or well established. </text:span><text:span text:style-name="T12">I've already acted on the information gleaned from the article, and have a list of index cards formatted for retrieval style studying in both productive and receptive modes. </text:span><text:span text:style-name="T13">From the studies described at the beginning of the article I know to pay attention to the testing format on my second language exams and to tune my studying appropriately, </text:span><text:span text:style-name="T14">which makes the endeavor to learn about study habits through psychological research surprisingly fruitful, though without feedback from the end of semester grades I currently don't know the impact of these adjustments. </text:span><text:span text:style-name="T15">Many elements of Tatsuya's study depend on statistics tools or research fundamentals I am unfamiliar with, which makes me unqualified as the target audience. </text:span><text:span text:style-name="T16">Fortunately the main text is written evenly with enough context to make the results clear, and they can even be summarized succinctly: the advantage of recall based studying may be less pronounced than previously believed, and productive recall may provide better results than recognition on productive recall tests. </text:span></text:p>
      <text:p text:style-name="P13">References</text:p>
      <text:p text:style-name="P11"><text:span text:style-name="T6"/></text:p>
      <text:p text:style-name="P10"><text:span text:style-name="T6">Kahana, M. J. &amp; J. B. Caplan. 2002. Associative asymmetry in probed recall of serial lists. </text:span><text:span text:style-name="T1">Memory &amp; Cognition</text:span><text:span text:style-name="T6"> 30. 841-849.</text:span></text:p>
      <text:p text:style-name="P10">Morris, C. D., Bransford, J. D. &amp; J. J. Franks. 1977. Levels of processing versus transfer appropriate processing. <text:span text:style-name="T1">Journal of Verbal Learning and Verbal Behavior</text:span><text:span text:style-name="T6"> 16. 519-533.</text:span></text:p>
      <text:p text:style-name="P12"><text:span text:style-name="T6">Tatsuya, N. (2016). Effects of retrieval formats on second language vocabulary learning. IRAL: </text:span><text:span text:style-name="T1">International Review Of Applied Linguistics In Language Teaching</text:span><text:span text:style-name="T6">, 54(3), 257-289. doi:10.1515/iral-2015-00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start" style:justify-single-word="false"/>
      <style:text-properties officeooo:rsid="001b80b8" officeooo:paragraph-rsid="001b80b8"/>
    </style:style>
    <style:style style:name="MT1" style:family="text">
      <style:text-properties officeooo:rsid="0023f616"/>
    </style:style>
    <style:page-layout style:name="Mpm1">
      <style:page-layout-properties fo:page-width="8.5in" fo:page-height="11in" style:num-format="1" style:print-orientation="portrait" fo:margin-top="1in" fo:margin-bottom="1in" fo:margin-left="1in" fo:margin-right="1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ECOND LANGUAGE LEARNING<text:tab/><text:tab/></text:span><text:span text:style-name="MT1"><text:page-number text:select-page="current">5</text:page-number></text:span></text:p>
      </style:header>
    </style:master-page>
    <style:master-page style:name="First_20_Page" style:display-name="First Page" style:page-layout-name="Mpm2" style:next-style-name="Standard">
      <style:header>
        <text:p text:style-name="MP2">Running Head: <text:span text:style-name="MT1">SECOND LANGUAGE LEARNING</text:span><text:tab/><text:page-number text:select-page="current">1</text:page-number></text:p>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7T11:10:54.087653084</meta:creation-date>
    <meta:generator>LibreOffice/5.2.3.3$Linux_X86_64 LibreOffice_project/20m0$Build-3</meta:generator>
    <dc:date>2016-11-17T22:08:32.764943290</dc:date>
    <meta:editing-duration>PT9H15M3S</meta:editing-duration>
    <meta:editing-cycles>46</meta:editing-cycles>
    <meta:document-statistic meta:table-count="0" meta:image-count="0" meta:object-count="0" meta:page-count="5" meta:paragraph-count="13" meta:word-count="965" meta:character-count="6199" meta:non-whitespace-character-count="5241"/>
  </office:meta>
</office:document-meta>
</file>